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071in"/>
    </style:style>
    <style:style style:name="co2" style:family="table-column">
      <style:table-column-properties fo:break-before="auto" style:column-width="1.5791in"/>
    </style:style>
    <style:style style:name="co3" style:family="table-column">
      <style:table-column-properties fo:break-before="auto" style:column-width="2.7693in"/>
    </style:style>
    <style:style style:name="co4" style:family="table-column">
      <style:table-column-properties fo:break-before="auto" style:column-width="1.3543in"/>
    </style:style>
    <style:style style:name="co5" style:family="table-column">
      <style:table-column-properties fo:break-before="auto" style:column-width="0.4638in"/>
    </style:style>
    <style:style style:name="co6" style:family="table-column">
      <style:table-column-properties fo:break-before="auto" style:column-width="1.364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g_test" table:style-name="ta1">
        <table:shapes>
          <draw:frame draw:z-index="0" draw:style-name="gr1" draw:text-style-name="P1" svg:width="6.298in" svg:height="3.5453in" svg:x="9.0638in" svg:y="0.7634in">
            <draw:object draw:notify-on-update-of-ranges="reg_test.B1:reg_test.B1 reg_test.B2:reg_test.B26 reg_test.F1:reg_test.F1 reg_test.F2:reg_test.F26 reg_test.B2:reg_test.B26 reg_test.D1:reg_test.D1 reg_test.D2:reg_test.D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Alg name</text:p>
          </table:table-cell>
          <table:table-cell office:value-type="string" calcext:value-type="string">
            <text:p>Reg</text:p>
          </table:table-cell>
          <table:table-cell/>
          <table:table-cell office:value-type="string" calcext:value-type="string">
            <text:p>Exec Time</text:p>
          </table:table-cell>
          <table:table-cell/>
          <table:table-cell office:value-type="string" calcext:value-type="string">
            <text:p>Acc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../res/benchmarks/train/adult/bin_1000.csv</text:p>
          </table:table-cell>
          <table:table-cell office:value-type="float" office:value="0.41990327835083" calcext:value-type="float">
            <text:p>0.41990327835083</text:p>
          </table:table-cell>
          <table:table-cell office:value-type="float" office:value="0.5" calcext:value-type="float">
            <text:p>0.5</text:p>
          </table:table-cell>
          <table:table-cell office:value-type="float" office:value="0.232576599460232" calcext:value-type="float">
            <text:p>0.232576599460232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../res/benchmarks/train/adult/bin_1000.csv</text:p>
          </table:table-cell>
          <table:table-cell office:value-type="float" office:value="0.439018249511719" calcext:value-type="float">
            <text:p>0.439018249511719</text:p>
          </table:table-cell>
          <table:table-cell office:value-type="float" office:value="0.774" calcext:value-type="float">
            <text:p>0.774</text:p>
          </table:table-cell>
          <table:table-cell office:value-type="float" office:value="0.70833465629465" calcext:value-type="float">
            <text:p>0.70833465629465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../res/benchmarks/train/adult/bin_1000.csv</text:p>
          </table:table-cell>
          <table:table-cell office:value-type="float" office:value="0.440035343170166" calcext:value-type="float">
            <text:p>0.440035343170166</text:p>
          </table:table-cell>
          <table:table-cell office:value-type="float" office:value="0.774" calcext:value-type="float">
            <text:p>0.774</text:p>
          </table:table-cell>
          <table:table-cell office:value-type="float" office:value="0.70833465629465" calcext:value-type="float">
            <text:p>0.70833465629465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../res/benchmarks/train/adult/bin_1000.csv</text:p>
          </table:table-cell>
          <table:table-cell office:value-type="float" office:value="0.419975757598877" calcext:value-type="float">
            <text:p>0.419975757598877</text:p>
          </table:table-cell>
          <table:table-cell office:value-type="float" office:value="0.774" calcext:value-type="float">
            <text:p>0.774</text:p>
          </table:table-cell>
          <table:table-cell office:value-type="float" office:value="0.70833465629465" calcext:value-type="float">
            <text:p>0.70833465629465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125" calcext:value-type="float">
            <text:p>0.0125</text:p>
          </table:table-cell>
          <table:table-cell office:value-type="string" calcext:value-type="string">
            <text:p>../res/benchmarks/train/adult/bin_1000.csv</text:p>
          </table:table-cell>
          <table:table-cell office:value-type="float" office:value="0.43225884437561" calcext:value-type="float">
            <text:p>0.43225884437561</text:p>
          </table:table-cell>
          <table:table-cell office:value-type="float" office:value="0.776" calcext:value-type="float">
            <text:p>0.776</text:p>
          </table:table-cell>
          <table:table-cell office:value-type="float" office:value="0.661755834259406" calcext:value-type="float">
            <text:p>0.661755834259406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625" calcext:value-type="float">
            <text:p>0.00625</text:p>
          </table:table-cell>
          <table:table-cell office:value-type="string" calcext:value-type="string">
            <text:p>../res/benchmarks/train/adult/bin_1000.csv</text:p>
          </table:table-cell>
          <table:table-cell office:value-type="float" office:value="0.450441837310791" calcext:value-type="float">
            <text:p>0.450441837310791</text:p>
          </table:table-cell>
          <table:table-cell office:value-type="float" office:value="0.811" calcext:value-type="float">
            <text:p>0.811</text:p>
          </table:table-cell>
          <table:table-cell office:value-type="float" office:value="0.71331957453564" calcext:value-type="float">
            <text:p>0.71331957453564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3125" calcext:value-type="float">
            <text:p>0.003125</text:p>
          </table:table-cell>
          <table:table-cell office:value-type="string" calcext:value-type="string">
            <text:p>../res/benchmarks/train/adult/bin_1000.csv</text:p>
          </table:table-cell>
          <table:table-cell office:value-type="float" office:value="0.421830892562866" calcext:value-type="float">
            <text:p>0.421830892562866</text:p>
          </table:table-cell>
          <table:table-cell office:value-type="float" office:value="0.831" calcext:value-type="float">
            <text:p>0.831</text:p>
          </table:table-cell>
          <table:table-cell office:value-type="float" office:value="0.729861882838546" calcext:value-type="float">
            <text:p>0.729861882838546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15625" calcext:value-type="float">
            <text:p>0.0015625</text:p>
          </table:table-cell>
          <table:table-cell office:value-type="string" calcext:value-type="string">
            <text:p>../res/benchmarks/train/adult/bin_1000.csv</text:p>
          </table:table-cell>
          <table:table-cell office:value-type="float" office:value="0.43206000328064" calcext:value-type="float">
            <text:p>0.43206000328064</text:p>
          </table:table-cell>
          <table:table-cell office:value-type="float" office:value="0.851" calcext:value-type="float">
            <text:p>0.851</text:p>
          </table:table-cell>
          <table:table-cell office:value-type="float" office:value="0.731258929988887" calcext:value-type="float">
            <text:p>0.731258929988887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078125" calcext:value-type="float">
            <text:p>0.00078125</text:p>
          </table:table-cell>
          <table:table-cell office:value-type="string" calcext:value-type="string">
            <text:p>../res/benchmarks/train/adult/bin_1000.csv</text:p>
          </table:table-cell>
          <table:table-cell office:value-type="float" office:value="0.604673147201538" calcext:value-type="float">
            <text:p>0.604673147201538</text:p>
          </table:table-cell>
          <table:table-cell office:value-type="float" office:value="0.908" calcext:value-type="float">
            <text:p>0.908</text:p>
          </table:table-cell>
          <table:table-cell office:value-type="float" office:value="0.736593110017463" calcext:value-type="float">
            <text:p>0.736593110017463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0390625" calcext:value-type="float">
            <text:p>0.000390625</text:p>
          </table:table-cell>
          <table:table-cell office:value-type="string" calcext:value-type="string">
            <text:p>../res/benchmarks/train/adult/bin_1000.csv</text:p>
          </table:table-cell>
          <table:table-cell office:value-type="float" office:value="0.459524631500244" calcext:value-type="float">
            <text:p>0.459524631500244</text:p>
          </table:table-cell>
          <table:table-cell office:value-type="float" office:value="0.944" calcext:value-type="float">
            <text:p>0.944</text:p>
          </table:table-cell>
          <table:table-cell office:value-type="float" office:value="0.736624861089062" calcext:value-type="float">
            <text:p>0.736624861089062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01953125" calcext:value-type="float">
            <text:p>0.0001953125</text:p>
          </table:table-cell>
          <table:table-cell office:value-type="string" calcext:value-type="string">
            <text:p>../res/benchmarks/train/adult/bin_1000.csv</text:p>
          </table:table-cell>
          <table:table-cell office:value-type="float" office:value="0.487510919570923" calcext:value-type="float">
            <text:p>0.487510919570923</text:p>
          </table:table-cell>
          <table:table-cell office:value-type="float" office:value="0.973" calcext:value-type="float">
            <text:p>0.973</text:p>
          </table:table-cell>
          <table:table-cell office:value-type="float" office:value="0.733672011430386" calcext:value-type="float">
            <text:p>0.733672011430386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009765625" calcext:value-type="float">
            <text:p>9.765625E-05</text:p>
          </table:table-cell>
          <table:table-cell office:value-type="string" calcext:value-type="string">
            <text:p>../res/benchmarks/train/adult/bin_1000.csv</text:p>
          </table:table-cell>
          <table:table-cell office:value-type="float" office:value="0.491365909576416" calcext:value-type="float">
            <text:p>0.491365909576416</text:p>
          </table:table-cell>
          <table:table-cell office:value-type="float" office:value="0.978" calcext:value-type="float">
            <text:p>0.978</text:p>
          </table:table-cell>
          <table:table-cell office:value-type="float" office:value="0.740593745038895" calcext:value-type="float">
            <text:p>0.740593745038895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0048828125" calcext:value-type="float">
            <text:p>4.8828125E-05</text:p>
          </table:table-cell>
          <table:table-cell office:value-type="string" calcext:value-type="string">
            <text:p>../res/benchmarks/train/adult/bin_1000.csv</text:p>
          </table:table-cell>
          <table:table-cell office:value-type="float" office:value="0.487178564071655" calcext:value-type="float">
            <text:p>0.487178564071655</text:p>
          </table:table-cell>
          <table:table-cell office:value-type="float" office:value="0.978" calcext:value-type="float">
            <text:p>0.978</text:p>
          </table:table-cell>
          <table:table-cell office:value-type="float" office:value="0.73713287823464" calcext:value-type="float">
            <text:p>0.73713287823464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00244140625" calcext:value-type="float">
            <text:p>2.44140625E-05</text:p>
          </table:table-cell>
          <table:table-cell office:value-type="string" calcext:value-type="string">
            <text:p>../res/benchmarks/train/adult/bin_1000.csv</text:p>
          </table:table-cell>
          <table:table-cell office:value-type="float" office:value="0.526227951049805" calcext:value-type="float">
            <text:p>0.526227951049805</text:p>
          </table:table-cell>
          <table:table-cell office:value-type="float" office:value="0.978" calcext:value-type="float">
            <text:p>0.978</text:p>
          </table:table-cell>
          <table:table-cell office:value-type="float" office:value="0.734910303222734" calcext:value-type="float">
            <text:p>0.734910303222734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001220703125" calcext:value-type="float">
            <text:p>1.220703125E-05</text:p>
          </table:table-cell>
          <table:table-cell office:value-type="string" calcext:value-type="string">
            <text:p>../res/benchmarks/train/adult/bin_1000.csv</text:p>
          </table:table-cell>
          <table:table-cell office:value-type="float" office:value="0.513345003128052" calcext:value-type="float">
            <text:p>0.513345003128052</text:p>
          </table:table-cell>
          <table:table-cell office:value-type="float" office:value="0.978" calcext:value-type="float">
            <text:p>0.978</text:p>
          </table:table-cell>
          <table:table-cell office:value-type="float" office:value="0.734180028575964" calcext:value-type="float">
            <text:p>0.734180028575964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0006103515625" calcext:value-type="float">
            <text:p>6.103515625E-06</text:p>
          </table:table-cell>
          <table:table-cell office:value-type="string" calcext:value-type="string">
            <text:p>../res/benchmarks/train/adult/bin_1000.csv</text:p>
          </table:table-cell>
          <table:table-cell office:value-type="float" office:value="0.483344554901123" calcext:value-type="float">
            <text:p>0.483344554901123</text:p>
          </table:table-cell>
          <table:table-cell office:value-type="float" office:value="0.978" calcext:value-type="float">
            <text:p>0.978</text:p>
          </table:table-cell>
          <table:table-cell office:value-type="float" office:value="0.728623591046198" calcext:value-type="float">
            <text:p>0.728623591046198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00030517578125" calcext:value-type="float">
            <text:p>3.0517578125E-06</text:p>
          </table:table-cell>
          <table:table-cell office:value-type="string" calcext:value-type="string">
            <text:p>../res/benchmarks/train/adult/bin_1000.csv</text:p>
          </table:table-cell>
          <table:table-cell office:value-type="float" office:value="0.474319458007813" calcext:value-type="float">
            <text:p>0.474319458007813</text:p>
          </table:table-cell>
          <table:table-cell office:value-type="float" office:value="0.978" calcext:value-type="float">
            <text:p>0.978</text:p>
          </table:table-cell>
          <table:table-cell office:value-type="float" office:value="0.729607874265756" calcext:value-type="float">
            <text:p>0.729607874265756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000152587890625" calcext:value-type="float">
            <text:p>1.52587890625E-06</text:p>
          </table:table-cell>
          <table:table-cell office:value-type="string" calcext:value-type="string">
            <text:p>../res/benchmarks/train/adult/bin_1000.csv</text:p>
          </table:table-cell>
          <table:table-cell office:value-type="float" office:value="0.481417417526245" calcext:value-type="float">
            <text:p>0.481417417526245</text:p>
          </table:table-cell>
          <table:table-cell office:value-type="float" office:value="0.978" calcext:value-type="float">
            <text:p>0.978</text:p>
          </table:table-cell>
          <table:table-cell office:value-type="float" office:value="0.73786315288141" calcext:value-type="float">
            <text:p>0.73786315288141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0000762939453125" calcext:value-type="float">
            <text:p>7.62939453125E-07</text:p>
          </table:table-cell>
          <table:table-cell office:value-type="string" calcext:value-type="string">
            <text:p>../res/benchmarks/train/adult/bin_1000.csv</text:p>
          </table:table-cell>
          <table:table-cell office:value-type="float" office:value="0.472644090652466" calcext:value-type="float">
            <text:p>0.472644090652466</text:p>
          </table:table-cell>
          <table:table-cell office:value-type="float" office:value="0.978" calcext:value-type="float">
            <text:p>0.978</text:p>
          </table:table-cell>
          <table:table-cell office:value-type="float" office:value="0.725892998888712" calcext:value-type="float">
            <text:p>0.725892998888712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00003814697265625" calcext:value-type="float">
            <text:p>3.814697265625E-07</text:p>
          </table:table-cell>
          <table:table-cell office:value-type="string" calcext:value-type="string">
            <text:p>../res/benchmarks/train/adult/bin_1000.csv</text:p>
          </table:table-cell>
          <table:table-cell office:value-type="float" office:value="0.493012189865112" calcext:value-type="float">
            <text:p>0.493012189865112</text:p>
          </table:table-cell>
          <table:table-cell office:value-type="float" office:value="0.978" calcext:value-type="float">
            <text:p>0.978</text:p>
          </table:table-cell>
          <table:table-cell office:value-type="float" office:value="0.730560406413716" calcext:value-type="float">
            <text:p>0.730560406413716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000019073486328125" calcext:value-type="float">
            <text:p>1.9073486328125E-07</text:p>
          </table:table-cell>
          <table:table-cell office:value-type="string" calcext:value-type="string">
            <text:p>../res/benchmarks/train/adult/bin_1000.csv</text:p>
          </table:table-cell>
          <table:table-cell office:value-type="float" office:value="0.506330013275147" calcext:value-type="float">
            <text:p>0.506330013275147</text:p>
          </table:table-cell>
          <table:table-cell office:value-type="float" office:value="0.978" calcext:value-type="float">
            <text:p>0.978</text:p>
          </table:table-cell>
          <table:table-cell office:value-type="float" office:value="0.729195110334974" calcext:value-type="float">
            <text:p>0.729195110334974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0000095367431640625" calcext:value-type="float">
            <text:p>9.5367431640625E-08</text:p>
          </table:table-cell>
          <table:table-cell office:value-type="string" calcext:value-type="string">
            <text:p>../res/benchmarks/train/adult/bin_1000.csv</text:p>
          </table:table-cell>
          <table:table-cell office:value-type="float" office:value="0.571560144424439" calcext:value-type="float">
            <text:p>0.571560144424439</text:p>
          </table:table-cell>
          <table:table-cell office:value-type="float" office:value="0.978" calcext:value-type="float">
            <text:p>0.978</text:p>
          </table:table-cell>
          <table:table-cell office:value-type="float" office:value="0.731290681060486" calcext:value-type="float">
            <text:p>0.731290681060486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00000476837158203125" calcext:value-type="float">
            <text:p>4.76837158203125E-08</text:p>
          </table:table-cell>
          <table:table-cell office:value-type="string" calcext:value-type="string">
            <text:p>../res/benchmarks/train/adult/bin_1000.csv</text:p>
          </table:table-cell>
          <table:table-cell office:value-type="float" office:value="0.608399391174316" calcext:value-type="float">
            <text:p>0.608399391174316</text:p>
          </table:table-cell>
          <table:table-cell office:value-type="float" office:value="0.978" calcext:value-type="float">
            <text:p>0.978</text:p>
          </table:table-cell>
          <table:table-cell office:value-type="float" office:value="0.737418637879028" calcext:value-type="float">
            <text:p>0.737418637879028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00000238418579101562" calcext:value-type="float">
            <text:p>2.38418579101562E-08</text:p>
          </table:table-cell>
          <table:table-cell office:value-type="string" calcext:value-type="string">
            <text:p>../res/benchmarks/train/adult/bin_1000.csv</text:p>
          </table:table-cell>
          <table:table-cell office:value-type="float" office:value="0.768492221832275" calcext:value-type="float">
            <text:p>0.768492221832275</text:p>
          </table:table-cell>
          <table:table-cell office:value-type="float" office:value="0.978" calcext:value-type="float">
            <text:p>0.978</text:p>
          </table:table-cell>
          <table:table-cell office:value-type="float" office:value="0.73379901571678" calcext:value-type="float">
            <text:p>0.73379901571678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00000119209289550781" calcext:value-type="float">
            <text:p>1.19209289550781E-08</text:p>
          </table:table-cell>
          <table:table-cell office:value-type="string" calcext:value-type="string">
            <text:p>../res/benchmarks/train/adult/bin_1000.csv</text:p>
          </table:table-cell>
          <table:table-cell office:value-type="float" office:value="1.03828096389771" calcext:value-type="float">
            <text:p>1.03828096389771</text:p>
          </table:table-cell>
          <table:table-cell office:value-type="float" office:value="0.978" calcext:value-type="float">
            <text:p>0.978</text:p>
          </table:table-cell>
          <table:table-cell office:value-type="float" office:value="0.730369899984124" calcext:value-type="float">
            <text:p>0.7303698999841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2-25T22:39:36.000588480</dc:date>
    <meta:editing-duration>PT1M24S</meta:editing-duration>
    <meta:editing-cycles>1</meta:editing-cycles>
    <meta:document-statistic meta:table-count="1" meta:cell-count="154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column-mapping="0 2 1" chart:style-name="ch1">
        <chart:legend chart:legend-position="end" svg:x="12.987cm" svg:y="3.955cm" style:legend-expansion="high" chart:style-name="ch2"/>
        <chart:plot-area chart:style-name="ch3" table:cell-range-address="reg_test.B1:reg_test.B26 reg_test.F1:reg_test.F26 reg_test.D1:reg_test.D26" chart:data-source-has-labels="row" svg:x="0.319cm" svg:y="0.18cm" svg:width="12.349cm" svg:height="7.665cm">
          <chartooo:coordinate-region svg:x="1.046cm" svg:y="0.38cm" svg:width="11.529cm" svg:height="6.818cm"/>
          <chart:axis chart:dimension="x" chart:name="primary-x" chart:style-name="ch4">
            <chart:title svg:x="6.131cm" svg:y="8.025cm" chart:style-name="ch5">
              <text:p>Reg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g_test.F2:reg_test.F26" chart:label-cell-address="reg_test.F1:reg_test.F1" chart:class="chart:scatter">
            <chart:domain table:cell-range-address="reg_test.B2:reg_test.B26"/>
            <chart:data-point chart:repeated="25"/>
          </chart:series>
          <chart:series chart:style-name="ch9" chart:values-cell-range-address="reg_test.D2:reg_test.D26" chart:label-cell-address="reg_test.D1:reg_test.D1" chart:class="chart:scatter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cc</text:p>
                <draw:g>
                  <svg:desc>reg_test.F1:reg_test.F1</svg:desc>
                </draw:g>
              </table:table-cell>
              <table:table-cell office:value-type="string">
                <text:p>Exec Time</text:p>
                <draw:g>
                  <svg:desc>reg_test.D1:reg_test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  <draw:g>
                  <svg:desc>reg_test.B2:reg_test.B26</svg:desc>
                </draw:g>
              </table:table-cell>
              <table:table-cell office:value-type="float" office:value="0.232576599460232">
                <text:p>0.232576599460232</text:p>
                <draw:g>
                  <svg:desc>reg_test.F2:reg_test.F26</svg:desc>
                </draw:g>
              </table:table-cell>
              <table:table-cell office:value-type="float" office:value="0.41990327835083">
                <text:p>0.41990327835083</text:p>
                <draw:g>
                  <svg:desc>reg_test.D2:reg_test.D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70833465629465">
                <text:p>0.70833465629465</text:p>
              </table:table-cell>
              <table:table-cell office:value-type="float" office:value="0.439018249511719">
                <text:p>0.4390182495117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">
                <text:p>0.05</text:p>
              </table:table-cell>
              <table:table-cell office:value-type="float" office:value="0.70833465629465">
                <text:p>0.70833465629465</text:p>
              </table:table-cell>
              <table:table-cell office:value-type="float" office:value="0.440035343170166">
                <text:p>0.4400353431701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5">
                <text:p>0.025</text:p>
              </table:table-cell>
              <table:table-cell office:value-type="float" office:value="0.70833465629465">
                <text:p>0.70833465629465</text:p>
              </table:table-cell>
              <table:table-cell office:value-type="float" office:value="0.419975757598877">
                <text:p>0.4199757575988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25">
                <text:p>0.0125</text:p>
              </table:table-cell>
              <table:table-cell office:value-type="float" office:value="0.661755834259406">
                <text:p>0.661755834259406</text:p>
              </table:table-cell>
              <table:table-cell office:value-type="float" office:value="0.43225884437561">
                <text:p>0.432258844375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625">
                <text:p>0.00625</text:p>
              </table:table-cell>
              <table:table-cell office:value-type="float" office:value="0.71331957453564">
                <text:p>0.71331957453564</text:p>
              </table:table-cell>
              <table:table-cell office:value-type="float" office:value="0.450441837310791">
                <text:p>0.4504418373107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3125">
                <text:p>0.003125</text:p>
              </table:table-cell>
              <table:table-cell office:value-type="float" office:value="0.729861882838546">
                <text:p>0.729861882838546</text:p>
              </table:table-cell>
              <table:table-cell office:value-type="float" office:value="0.421830892562866">
                <text:p>0.4218308925628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5625">
                <text:p>0.0015625</text:p>
              </table:table-cell>
              <table:table-cell office:value-type="float" office:value="0.731258929988887">
                <text:p>0.731258929988887</text:p>
              </table:table-cell>
              <table:table-cell office:value-type="float" office:value="0.43206000328064">
                <text:p>0.432060003280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78125">
                <text:p>0.00078125</text:p>
              </table:table-cell>
              <table:table-cell office:value-type="float" office:value="0.736593110017463">
                <text:p>0.736593110017463</text:p>
              </table:table-cell>
              <table:table-cell office:value-type="float" office:value="0.604673147201538">
                <text:p>0.6046731472015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390625">
                <text:p>0.000390625</text:p>
              </table:table-cell>
              <table:table-cell office:value-type="float" office:value="0.736624861089062">
                <text:p>0.736624861089062</text:p>
              </table:table-cell>
              <table:table-cell office:value-type="float" office:value="0.459524631500244">
                <text:p>0.4595246315002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1953125">
                <text:p>0.0001953125</text:p>
              </table:table-cell>
              <table:table-cell office:value-type="float" office:value="0.733672011430386">
                <text:p>0.733672011430386</text:p>
              </table:table-cell>
              <table:table-cell office:value-type="float" office:value="0.487510919570923">
                <text:p>0.4875109195709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9765625">
                <text:p>0.00009765625</text:p>
              </table:table-cell>
              <table:table-cell office:value-type="float" office:value="0.740593745038895">
                <text:p>0.740593745038895</text:p>
              </table:table-cell>
              <table:table-cell office:value-type="float" office:value="0.491365909576416">
                <text:p>0.4913659095764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48828125">
                <text:p>0.000048828125</text:p>
              </table:table-cell>
              <table:table-cell office:value-type="float" office:value="0.73713287823464">
                <text:p>0.73713287823464</text:p>
              </table:table-cell>
              <table:table-cell office:value-type="float" office:value="0.487178564071655">
                <text:p>0.4871785640716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244140625">
                <text:p>0.0000244140625</text:p>
              </table:table-cell>
              <table:table-cell office:value-type="float" office:value="0.734910303222734">
                <text:p>0.734910303222734</text:p>
              </table:table-cell>
              <table:table-cell office:value-type="float" office:value="0.526227951049805">
                <text:p>0.5262279510498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1220703125">
                <text:p>0.00001220703125</text:p>
              </table:table-cell>
              <table:table-cell office:value-type="float" office:value="0.734180028575964">
                <text:p>0.734180028575964</text:p>
              </table:table-cell>
              <table:table-cell office:value-type="float" office:value="0.513345003128052">
                <text:p>0.5133450031280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6103515625">
                <text:p>0.000006103515625</text:p>
              </table:table-cell>
              <table:table-cell office:value-type="float" office:value="0.728623591046198">
                <text:p>0.728623591046198</text:p>
              </table:table-cell>
              <table:table-cell office:value-type="float" office:value="0.483344554901123">
                <text:p>0.4833445549011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030517578125">
                <text:p>0.0000030517578125</text:p>
              </table:table-cell>
              <table:table-cell office:value-type="float" office:value="0.729607874265756">
                <text:p>0.729607874265756</text:p>
              </table:table-cell>
              <table:table-cell office:value-type="float" office:value="0.474319458007813">
                <text:p>0.4743194580078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0152587890625">
                <text:p>0.00000152587890625</text:p>
              </table:table-cell>
              <table:table-cell office:value-type="float" office:value="0.73786315288141">
                <text:p>0.73786315288141</text:p>
              </table:table-cell>
              <table:table-cell office:value-type="float" office:value="0.481417417526245">
                <text:p>0.4814174175262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00762939453125">
                <text:p>0.000000762939453125</text:p>
              </table:table-cell>
              <table:table-cell office:value-type="float" office:value="0.725892998888712">
                <text:p>0.725892998888712</text:p>
              </table:table-cell>
              <table:table-cell office:value-type="float" office:value="0.472644090652466">
                <text:p>0.4726440906524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003814697265625">
                <text:p>0.0000003814697265625</text:p>
              </table:table-cell>
              <table:table-cell office:value-type="float" office:value="0.730560406413716">
                <text:p>0.730560406413716</text:p>
              </table:table-cell>
              <table:table-cell office:value-type="float" office:value="0.493012189865112">
                <text:p>0.4930121898651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0019073486328125">
                <text:p>0.00000019073486328125</text:p>
              </table:table-cell>
              <table:table-cell office:value-type="float" office:value="0.729195110334974">
                <text:p>0.729195110334974</text:p>
              </table:table-cell>
              <table:table-cell office:value-type="float" office:value="0.506330013275147">
                <text:p>0.5063300132751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00095367431640625">
                <text:p>0.000000095367431640625</text:p>
              </table:table-cell>
              <table:table-cell office:value-type="float" office:value="0.731290681060486">
                <text:p>0.731290681060486</text:p>
              </table:table-cell>
              <table:table-cell office:value-type="float" office:value="0.571560144424439">
                <text:p>0.5715601444244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000476837158203125">
                <text:p>0.0000000476837158203125</text:p>
              </table:table-cell>
              <table:table-cell office:value-type="float" office:value="0.737418637879028">
                <text:p>0.737418637879028</text:p>
              </table:table-cell>
              <table:table-cell office:value-type="float" office:value="0.608399391174316">
                <text:p>0.6083993911743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000238418579101562">
                <text:p>0.0000000238418579101562</text:p>
              </table:table-cell>
              <table:table-cell office:value-type="float" office:value="0.73379901571678">
                <text:p>0.73379901571678</text:p>
              </table:table-cell>
              <table:table-cell office:value-type="float" office:value="0.768492221832275">
                <text:p>0.7684922218322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000119209289550781">
                <text:p>0.0000000119209289550781</text:p>
              </table:table-cell>
              <table:table-cell office:value-type="float" office:value="0.730369899984124">
                <text:p>0.730369899984124</text:p>
              </table:table-cell>
              <table:table-cell office:value-type="float" office:value="1.03828096389771">
                <text:p>1.038280963897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